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12pt" fo:font-weight="normal" officeooo:rsid="000ef46d" officeooo:paragraph-rsid="00113319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13319" officeooo:paragraph-rsid="00113319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13319" officeooo:paragraph-rsid="00120d76" style:font-size-asian="12pt" style:font-weight-asian="normal" style:font-size-complex="12pt" style:font-weight-complex="normal"/>
    </style:style>
    <style:style style:name="P4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12pt" fo:font-weight="normal" officeooo:rsid="000ef46d" officeooo:paragraph-rsid="00120d76" style:font-size-asian="12pt" style:font-weight-asian="normal" style:font-size-complex="12pt" style:font-weight-complex="normal"/>
    </style:style>
    <style:style style:name="T1" style:family="text">
      <style:text-properties officeooo:rsid="00113319"/>
    </style:style>
    <style:style style:name="T2" style:family="text">
      <style:text-properties fo:font-size="10pt" officeooo:rsid="00113319" style:font-size-asian="10pt" style:font-size-complex="10pt"/>
    </style:style>
    <style:style style:name="T3" style:family="text">
      <style:text-properties fo:font-size="26pt" officeooo:rsid="00113319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3">Dom da Fé</text:span><text:span text:style-name="T1"><text:tab/><text:tab/></text:span><text:span text:style-name="T2">Renascer Praise</text:span></text:p>
      <text:p text:style-name="P2">Eu preciso crer e confiar</text:p>
      <text:p text:style-name="P2">Ter o dom de esperar em Ti</text:p>
      <text:p text:style-name="P2">Me entregar em fé e continuar</text:p>
      <text:p text:style-name="P2">Sei que tudo podes ressuscitar</text:p>
      <text:p text:style-name="P2">Não importa a luta nem a dor</text:p>
      <text:p text:style-name="P2">Eu estou firmado no Salvador</text:p>
      <text:p text:style-name="P2">Eu sei que minha resposta vai se levantar</text:p>
      <text:p text:style-name="P2">Porque eu creio no sangue de Jesus</text:p>
      <text:p text:style-name="P2">Que me torna invencível pela fé</text:p>
      <text:p text:style-name="P2">Nada e ninguém pode me parar ou me deter</text:p>
      <text:p text:style-name="P2"/>
      <text:p text:style-name="P2"/>
      <text:p text:style-name="P2">Creio no Deus vivo, Rocha inabalável</text:p>
      <text:p text:style-name="P2">Eu confio em Ti meu Cristo</text:p>
      <text:p text:style-name="P2">Creio no impossível, eu ainda vou viver</text:p>
      <text:p text:style-name="P2">Aleluia, Creio em Ti</text:p>
      <text:p text:style-name="P2">Creio em Ti</text:p>
      <text:p text:style-name="P2">Creio em Ti</text:p>
      <text:p text:style-name="P2">Creio em Ti</text:p>
      <text:p text:style-name="P2">Creio em Ti</text:p>
      <text:p text:style-name="P2"/>
      <text:p text:style-name="P2"/>
      <text:p text:style-name="P4"><text:s/><text:span text:style-name="T3">Dom da Fé</text:span><text:span text:style-name="T1"><text:tab/><text:tab/></text:span><text:span text:style-name="T2">Renascer Praise</text:span></text:p>
      <text:p text:style-name="P3">Eu preciso crer e confiar</text:p>
      <text:p text:style-name="P3">Ter o dom de esperar em Ti</text:p>
      <text:p text:style-name="P3">Me entregar em fé e continuar</text:p>
      <text:p text:style-name="P3">Sei que tudo podes ressuscitar</text:p>
      <text:p text:style-name="P3">Não importa a luta nem a dor</text:p>
      <text:p text:style-name="P3">Eu estou firmado no Salvador</text:p>
      <text:p text:style-name="P3">Eu sei que minha resposta vai se levantar</text:p>
      <text:p text:style-name="P3">Porque eu creio no sangue de Jesus</text:p>
      <text:p text:style-name="P3">Que me torna invencível pela fé</text:p>
      <text:p text:style-name="P3">Nada e ninguém pode me parar ou me deter</text:p>
      <text:p text:style-name="P3"/>
      <text:p text:style-name="P3"/>
      <text:p text:style-name="P3">Creio no Deus vivo, Rocha inabalável</text:p>
      <text:p text:style-name="P3">Eu confio em Ti meu Cristo</text:p>
      <text:p text:style-name="P3">Creio no impossível, eu ainda vou viver</text:p>
      <text:p text:style-name="P3">Aleluia, Creio em Ti</text:p>
      <text:p text:style-name="P3">Creio em Ti</text:p>
      <text:p text:style-name="P3">Creio em Ti</text:p>
      <text:p text:style-name="P3">Creio em Ti</text:p>
      <text:p text:style-name="P3">Creio em 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1-06T16:26:57.004094747</dc:date>
    <meta:editing-cycles>12</meta:editing-cycles>
    <meta:editing-duration>PT18M49S</meta:editing-duration>
    <meta:generator>LibreOffice/5.2.4.2.1$Linux_X86_64 LibreOffice_project/20m0$Build-2</meta:generator>
    <meta:document-statistic meta:table-count="0" meta:image-count="0" meta:object-count="0" meta:page-count="1" meta:paragraph-count="38" meta:word-count="210" meta:character-count="1008" meta:non-whitespace-character-count="832"/>
  </office:meta>
</office:document-meta>
</file>